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2" office:value-type="float" office:value="9.3" calcext:value-type="float">
            <text:p>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2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2" office:value-type="float" office:value="408" calcext:value-type="float">
            <text:p>40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2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2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2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2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2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2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2" office:value-type="float" office:value="337.5" calcext:value-type="float">
            <text:p>3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2" office:value-type="float" office:value="37500" calcext:value-type="float">
            <text:p>3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2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2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2" office:value-type="float" office:value="666" calcext:value-type="float">
            <text:p>666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2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2" office:value-type="float" office:value="112.5" calcext:value-type="float">
            <text:p>11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2" office:value-type="float" office:value="10000" calcext:value-type="float">
            <text:p>100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2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2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2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2" office:value-type="float" office:value="262.5" calcext:value-type="float">
            <text:p>26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2" office:value-type="float" office:value="3.4" calcext:value-type="float">
            <text:p>3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2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2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2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2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2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2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2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2" office:value-type="float" office:value="4875" calcext:value-type="float">
            <text:p>48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2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2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2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2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2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2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2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2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2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2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2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2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2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2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2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2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2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2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2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2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2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2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2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2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2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2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2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2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2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2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2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2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2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2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2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2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2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2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2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2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2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2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2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2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2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2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2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2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2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2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2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2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2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2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2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2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2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2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2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2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2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2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2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2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2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2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2" office:value-type="float" office:value="1.7" calcext:value-type="float">
            <text:p>1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2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2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2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2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2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2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2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2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2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2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2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2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2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2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2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2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2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2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2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2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2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2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2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2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2" office:value-type="float" office:value="84.38" calcext:value-type="float">
            <text:p>8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2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2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2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2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2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2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2" office:value-type="float" office:value="24.84" calcext:value-type="float">
            <text:p>24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2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2" office:value-type="float" office:value="8.35" calcext:value-type="float">
            <text:p>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2" office:value-type="float" office:value="2.2" calcext:value-type="float">
            <text:p>2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2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2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2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2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2" office:value-type="float" office:value="27.74" calcext:value-type="float">
            <text:p>27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2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2" office:value-type="float" office:value="6.39" calcext:value-type="float">
            <text:p>6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2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2" office:value-type="float" office:value="11.58" calcext:value-type="float">
            <text:p>1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2" office:value-type="float" office:value="7.92" calcext:value-type="float">
            <text:p>7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2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2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2" office:value-type="float" office:value="16.87" calcext:value-type="float">
            <text:p>16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2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2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2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2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2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2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2" office:value-type="float" office:value="24.98" calcext:value-type="float">
            <text:p>24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2" office:value-type="float" office:value="14.15" calcext:value-type="float">
            <text:p>14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2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2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2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2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2" office:value-type="float" office:value="375.03" calcext:value-type="float">
            <text:p>37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2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2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2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2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2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2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2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2" office:value-type="float" office:value="23.83" calcext:value-type="float">
            <text:p>2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2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2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2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2" office:value-type="float" office:value="56.81" calcext:value-type="float">
            <text:p>56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2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2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2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2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2" office:value-type="float" office:value="11.77" calcext:value-type="float">
            <text:p>1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2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2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2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2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2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2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2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2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2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2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2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2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2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2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2" office:value-type="float" office:value="6.26" calcext:value-type="float">
            <text:p>6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2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2" office:value-type="float" office:value="1621.63" calcext:value-type="float">
            <text:p>162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2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2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2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2" office:value-type="float" office:value="90.9" calcext:value-type="float">
            <text:p>9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2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2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2" office:value-type="float" office:value="23.02" calcext:value-type="float">
            <text:p>2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2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2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2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2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2" office:value-type="float" office:value="24.23" calcext:value-type="float">
            <text:p>24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2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2" office:value-type="float" office:value="5.4" calcext:value-type="float">
            <text:p>5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2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2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2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2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2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2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2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2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2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2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2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2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2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2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2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2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2" office:value-type="float" office:value="2106.84" calcext:value-type="float">
            <text:p>2106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2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2" office:value-type="float" office:value="2.49" calcext:value-type="float">
            <text:p>2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2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2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2" office:value-type="float" office:value="22.93" calcext:value-type="float">
            <text:p>22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2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2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2" office:value-type="float" office:value="0.81" calcext:value-type="float">
            <text:p>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2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2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2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2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2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2" office:value-type="float" office:value="101.07" calcext:value-type="float">
            <text:p>10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2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2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2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2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2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2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2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2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2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2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2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2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2" office:value-type="float" office:value="604.88" calcext:value-type="float">
            <text:p>60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2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2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2" office:value-type="float" office:value="12.9" calcext:value-type="float">
            <text:p>1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2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2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2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2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2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2" office:value-type="float" office:value="49.33" calcext:value-type="float">
            <text:p>49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2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2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2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2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2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2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2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2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2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2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2"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2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2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2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2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2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2" office:value-type="float" office:value="2.15" calcext:value-type="float">
            <text:p>2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2" office:value-type="float" office:value="882.63" calcext:value-type="float">
            <text:p>88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2" office:value-type="float" office:value="12.37" calcext:value-type="float">
            <text:p>12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2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2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2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2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2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2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2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2" office:value-type="float" office:value="98.07" calcext:value-type="float">
            <text:p>98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2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2" office:value-type="float" office:value="102.26" calcext:value-type="float">
            <text:p>102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2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2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2" office:value-type="float" office:value="9.39" calcext:value-type="float">
            <text:p>9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2" office:value-type="float" office:value="13.95" calcext:value-type="float">
            <text:p>1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2" office:value-type="float" office:value="10.78" calcext:value-type="float">
            <text:p>1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2" office:value-type="float" office:value="21.15" calcext:value-type="float">
            <text:p>2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2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2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2" office:value-type="float" office:value="4.88" calcext:value-type="float">
            <text:p>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2" office:value-type="float" office:value="45.45" calcext:value-type="float">
            <text:p>4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2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2" office:value-type="float" office:value="5.98" calcext:value-type="float">
            <text:p>5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2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2" office:value-type="float" office:value="6.35" calcext:value-type="float">
            <text:p>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2" office:value-type="float" office:value="13.98" calcext:value-type="float">
            <text:p>1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2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2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2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2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2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2" office:value-type="float" office:value="2.99" calcext:value-type="float">
            <text:p>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2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2" office:value-type="float" office:value="9.92" calcext:value-type="float">
            <text:p>9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2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2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2" office:value-type="float" office:value="5.28" calcext:value-type="float">
            <text:p>5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2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2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2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2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2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2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2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2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2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2" office:value-type="float" office:value="10.73" calcext:value-type="float">
            <text:p>1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2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2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2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2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2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2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2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2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2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2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2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2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2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2" office:value-type="float" office:value="8.02" calcext:value-type="float">
            <text:p>8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2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2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2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2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2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2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2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2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2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2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2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2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2" office:value-type="float" office:value="2.94" calcext:value-type="float">
            <text:p>2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2" office:value-type="float" office:value="51.72" calcext:value-type="float">
            <text:p>51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2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2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2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2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2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2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2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2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2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2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2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2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2" office:value-type="float" office:value="4.6" calcext:value-type="float">
            <text:p>4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2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2" office:value-type="float" office:value="24.05" calcext:value-type="float">
            <text:p>2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2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2" office:value-type="float" office:value="41.67" calcext:value-type="float">
            <text:p>4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2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2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2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3</text:p>
          </table:table-cell>
          <table:table-cell table:style-name="ce2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1</text:p>
          </table:table-cell>
          <table:table-cell table:style-name="ce2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2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3</text:p>
          </table:table-cell>
          <table:table-cell table:style-name="ce2" office:value-type="float" office:value="304.5" calcext:value-type="float">
            <text:p>30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2</text:p>
          </table:table-cell>
          <table:table-cell table:style-name="ce2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1</text:p>
          </table:table-cell>
          <table:table-cell table:style-name="ce2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2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knockback_1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knockback_2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2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fire_1</text:p>
          </table:table-cell>
          <table:table-cell table:style-name="ce2" office:value-type="float" office:value="313.5" calcext:value-type="float">
            <text:p>31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2" office:value-type="float" office:value="319.5" calcext:value-type="float">
            <text:p>31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2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3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4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3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2" office:value-type="float" office:value="156.75" calcext:value-type="float">
            <text:p>156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2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2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1</text:p>
          </table:table-cell>
          <table:table-cell table:style-name="ce2" office:value-type="float" office:value="40.5" calcext:value-type="float">
            <text:p>4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2" office:value-type="float" office:value="314.25" calcext:value-type="float">
            <text:p>31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2" office:value-type="float" office:value="409.5" calcext:value-type="float">
            <text:p>40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2" office:value-type="float" office:value="309.75" calcext:value-type="float">
            <text:p>30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5</text:p>
          </table:table-cell>
          <table:table-cell table:style-name="ce2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4</text:p>
          </table:table-cell>
          <table:table-cell table:style-name="ce2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3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2</text:p>
          </table:table-cell>
          <table:table-cell table:style-name="ce2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2" office:value-type="float" office:value="319.5" calcext:value-type="float">
            <text:p>31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2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2" office:value-type="float" office:value="151.5" calcext:value-type="float">
            <text:p>15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2" office:value-type="float" office:value="303" calcext:value-type="float">
            <text:p>30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2" office:value-type="float" office:value="155.25" calcext:value-type="float">
            <text:p>15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2" office:value-type="float" office:value="311.25" calcext:value-type="float">
            <text:p>31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worker_1</text:p>
          </table:table-cell>
          <table:table-cell table:style-name="ce2" office:value-type="float" office:value="285" calcext:value-type="float">
            <text:p>28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2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1</text:p>
          </table:table-cell>
          <table:table-cell table:style-name="ce2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4</text:p>
          </table:table-cell>
          <table:table-cell table:style-name="ce2" office:value-type="float" office:value="308.25" calcext:value-type="float">
            <text:p>30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2</text:p>
          </table:table-cell>
          <table:table-cell table:style-name="ce2" office:value-type="float" office:value="77.25" calcext:value-type="float">
            <text:p>7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3</text:p>
          </table:table-cell>
          <table:table-cell table:style-name="ce2" office:value-type="float" office:value="154.5" calcext:value-type="float">
            <text:p>15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1</text:p>
          </table:table-cell>
          <table:table-cell table:style-name="ce2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2</text:p>
          </table:table-cell>
          <table:table-cell table:style-name="ce2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3</text:p>
          </table:table-cell>
          <table:table-cell table:style-name="ce2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4</text:p>
          </table:table-cell>
          <table:table-cell table:style-name="ce2" office:value-type="float" office:value="304.5" calcext:value-type="float">
            <text:p>30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4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3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2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3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2</text:p>
          </table:table-cell>
          <table:table-cell table:style-name="ce2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5</text:p>
          </table:table-cell>
          <table:table-cell table:style-name="ce2" office:value-type="float" office:value="633" calcext:value-type="float">
            <text:p>63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4</text:p>
          </table:table-cell>
          <table:table-cell table:style-name="ce2" office:value-type="float" office:value="316.5" calcext:value-type="float">
            <text:p>316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2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2" office:value-type="float" office:value="318.75" calcext:value-type="float">
            <text:p>31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2" office:value-type="float" office:value="159" calcext:value-type="float">
            <text:p>159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2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5</text:p>
          </table:table-cell>
          <table:table-cell table:style-name="ce2" office:value-type="float" office:value="633" calcext:value-type="float">
            <text:p>63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4</text:p>
          </table:table-cell>
          <table:table-cell table:style-name="ce2" office:value-type="float" office:value="316.5" calcext:value-type="float">
            <text:p>316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3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2</text:p>
          </table:table-cell>
          <table:table-cell table:style-name="ce2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3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3</text:p>
          </table:table-cell>
          <table:table-cell table:style-name="ce2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4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2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2" office:value-type="float" office:value="20.25" calcext:value-type="float">
            <text:p>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2" office:value-type="float" office:value="40.5" calcext:value-type="float">
            <text:p>4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2" office:value-type="float" office:value="642" calcext:value-type="float">
            <text:p>642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2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3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2" office:value-type="float" office:value="819" calcext:value-type="float">
            <text:p>819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2" office:value-type="float" office:value="409.5" calcext:value-type="float">
            <text:p>40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2" office:value-type="float" office:value="204.75" calcext:value-type="float">
            <text:p>204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2" office:value-type="float" office:value="102" calcext:value-type="float">
            <text:p>102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infinite_1</text:p>
          </table:table-cell>
          <table:table-cell table:style-name="ce2" office:value-type="float" office:value="318" calcext:value-type="float">
            <text:p>31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3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4</text:p>
          </table:table-cell>
          <table:table-cell table:style-name="ce2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5</text:p>
          </table:table-cell>
          <table:table-cell table:style-name="ce2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2</text:p>
          </table:table-cell>
          <table:table-cell table:style-name="ce2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2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3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4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5</text:p>
          </table:table-cell>
          <table:table-cell table:style-name="ce2" office:value-type="float" office:value="641.25" calcext:value-type="float">
            <text:p>64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3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2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2" office:value-type="float" office:value="600" calcext:value-type="float">
            <text:p>6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2" office:value-type="float" office:value="900" calcext:value-type="float">
            <text:p>9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2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2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2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2" office:value-type="float" office:value="258.17" calcext:value-type="float">
            <text:p>258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2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2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2" office:value-type="float" office:value="26.06" calcext:value-type="float">
            <text:p>26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2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2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2" office:value-type="float" office:value="6.32" calcext:value-type="float">
            <text:p>6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2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2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2"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2" office:value-type="float" office:value="1603.8" calcext:value-type="float">
            <text:p>160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2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2" office:value-type="float" office:value="19.98" calcext:value-type="float">
            <text:p>19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2" office:value-type="float" office:value="12.24" calcext:value-type="float">
            <text:p>1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2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2" office:value-type="float" office:value="8.88" calcext:value-type="float">
            <text:p>8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2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2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2" office:value-type="float" office:value="11.36" calcext:value-type="float">
            <text:p>1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2" office:value-type="float" office:value="2.56" calcext:value-type="float">
            <text:p>2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2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2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2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2" office:value-type="float" office:value="9.38" calcext:value-type="float">
            <text:p>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2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2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2" office:value-type="float" office:value="42.29" calcext:value-type="float">
            <text:p>4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2" office:value-type="float" office:value="144.13" calcext:value-type="float">
            <text:p>14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2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2" office:value-type="float" office:value="5.49" calcext:value-type="float">
            <text:p>5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2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2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2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2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2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2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2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2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2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2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2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2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2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2" office:value-type="float" office:value="3.8" calcext:value-type="float">
            <text:p>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2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2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2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2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2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2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2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2" office:value-type="float" office:value="253.43" calcext:value-type="float">
            <text:p>253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2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2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2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2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2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2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2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2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2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2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2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2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2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2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2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2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2"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2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2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2" office:value-type="float" office:value="981.05" calcext:value-type="float">
            <text:p>98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2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2" table:number-rows-repeated="10469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60" meta:object-count="0"/>
    <meta:generator>LibreOfficeDev/6.0.5.2$Linux_X86_64 LibreOffice_project/</meta:generator>
  </office:meta>
</office:document-meta>
</file>